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02e" officeooo:paragraph-rsid="0002b0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2 : </text:p>
      <text:p text:style-name="P1">1.Flight.p</text:p>
      <text:p text:style-name="P1">----------------------------------------------------------------------------------------------------------</text:p>
      <text:p text:style-name="P1">#ifndef FLIGHT_H</text:p>
      <text:p text:style-name="P1">#define FLIGHT_H</text:p>
      <text:p text:style-name="P1"/>
      <text:p text:style-name="P1">#include &lt;iostream&gt;</text:p>
      <text:p text:style-name="P1"/>
      <text:p text:style-name="P1">class Flight</text:p>
      <text:p text:style-name="P1">{</text:p>
      <text:p text:style-name="P1">private:</text:p>
      <text:p text:style-name="P1"><text:s text:c="4"/>std::string flightNumber;</text:p>
      <text:p text:style-name="P1"><text:s text:c="4"/>std::string flightType;</text:p>
      <text:p text:style-name="P1"><text:s text:c="4"/>double distance;</text:p>
      <text:p text:style-name="P1"><text:s text:c="4"/></text:p>
      <text:p text:style-name="P1"><text:s text:c="4"/>double fuelQuantity;</text:p>
      <text:p text:style-name="P1"><text:s text:c="4"/>double fare;</text:p>
      <text:p text:style-name="P1"/>
      <text:p text:style-name="P1">public:</text:p>
      <text:p text:style-name="P1"><text:s text:c="4"/>// Default Constructor</text:p>
      <text:p text:style-name="P1"><text:s text:c="4"/>Flight() ;</text:p>
      <text:p text:style-name="P1"/>
      <text:p text:style-name="P1"><text:s text:c="4"/>// Parameterized Constructor</text:p>
      <text:p text:style-name="P1"><text:s text:c="4"/>Flight(std::string, std::string, double);</text:p>
      <text:p text:style-name="P1"/>
      <text:p text:style-name="P1"><text:s text:c="4"/>// Getters and Setters for flight number</text:p>
      <text:p text:style-name="P1"><text:s text:c="4"/>std::string getFlightNumber() const { return flightNumber; }</text:p>
      <text:p text:style-name="P1"><text:s text:c="4"/>void setFlightNumber(const std::string &amp;flightNumber_) { flightNumber = flightNumber_; }</text:p>
      <text:p text:style-name="P1"/>
      <text:p text:style-name="P1"><text:s text:c="4"/>// Getters and Setters for flight type</text:p>
      <text:p text:style-name="P1"><text:s text:c="4"/>std::string getFlightType() const { return flightType; }</text:p>
      <text:p text:style-name="P1"><text:s text:c="4"/>void setFlightType(const std::string &amp;flightType_) { flightType = flightType_; }</text:p>
      <text:p text:style-name="P1"/>
      <text:p text:style-name="P1"><text:s text:c="4"/>// Getters and Setters for distance</text:p>
      <text:p text:style-name="P1"><text:s text:c="4"/>double getDistance() const { return distance; }</text:p>
      <text:p text:style-name="P1"><text:s text:c="4"/>void setDistance(double distance_) { distance = distance_; }</text:p>
      <text:p text:style-name="P1"/>
      <text:p text:style-name="P1"><text:s text:c="4"/>// Getters and Setters for fuel quantity</text:p>
      <text:p text:style-name="P1"><text:s text:c="4"/>double getFuelQuantity() const { return fuelQuantity; }</text:p>
      <text:p text:style-name="P1"><text:s text:c="4"/>void setFuelQuantity(double fuelQuantity_) { fuelQuantity = fuelQuantity_; }</text:p>
      <text:p text:style-name="P1"/>
      <text:p text:style-name="P1"><text:s text:c="4"/>// Getters and Setters for fare</text:p>
      <text:p text:style-name="P1"><text:s text:c="4"/>double getFare() const { return fare; }</text:p>
      <text:p text:style-name="P1"><text:s text:c="4"/>void setFare(double fare_) { fare = fare_; }</text:p>
      <text:p text:style-name="P1"/>
      <text:p text:style-name="P1"><text:s text:c="4"/>// Function to calculate the total fare according to distance travelled</text:p>
      <text:p text:style-name="P1"><text:s text:c="4"/>int calculateFare(double);</text:p>
      <text:p text:style-name="P1"/>
      <text:p text:style-name="P1"><text:s text:c="4"/>// Function to calculate the required fuel <text:s/>accoring to distance</text:p>
      <text:p text:style-name="P1"><text:s text:c="4"/>int calculateFuel(double);</text:p>
      <text:p text:style-name="P1"/>
      <text:p text:style-name="P1"><text:s text:c="4"/>// Function which asks user for <text:s/>all the details</text:p>
      <text:p text:style-name="P1"><text:soft-page-break/><text:s text:c="4"/>void feedInfo();</text:p>
      <text:p text:style-name="P1"/>
      <text:p text:style-name="P1"><text:s text:c="4"/>// Function which displays user <text:s/>all the details</text:p>
      <text:p text:style-name="P1"><text:s text:c="4"/>void showInfo();</text:p>
      <text:p text:style-name="P1">};</text:p>
      <text:p text:style-name="P1"/>
      <text:p text:style-name="P1">#endif // FLIGHT_H</text:p>
      <text:p text:style-name="P1"/>
      <text:p text:style-name="P1">----------------------------------------------------------------------------------------------------------</text:p>
      <text:p text:style-name="P1">flight.cpp : </text:p>
      <text:p text:style-name="P1">#include &lt;iostream&gt;</text:p>
      <text:p text:style-name="P1">#include "Flight.h"</text:p>
      <text:p text:style-name="P1"/>
      <text:p text:style-name="P1">Flight::Flight() : flightNumber("A093"), flightType("General"), distance(100), fuelQuantity(500), fare(5000) {}</text:p>
      <text:p text:style-name="P1"/>
      <text:p text:style-name="P1">// Parameterized Constructor</text:p>
      <text:p text:style-name="P1">Flight::Flight(std::string fn, std::string ft, double dist) : fuelQuantity(0), fare(0)</text:p>
      <text:p text:style-name="P1">{</text:p>
      <text:p text:style-name="P1"><text:s text:c="4"/>this-&gt;flightNumber = fn;</text:p>
      <text:p text:style-name="P1"><text:s text:c="4"/>this-&gt;flightType = ft;</text:p>
      <text:p text:style-name="P1"><text:s text:c="4"/>this-&gt;distance = dist;</text:p>
      <text:p text:style-name="P1"><text:s text:c="4"/>this-&gt;fare = calculateFare(dist);</text:p>
      <text:p text:style-name="P1"><text:s text:c="4"/>this-&gt;fuelQuantity = calculateFuel(dist);</text:p>
      <text:p text:style-name="P1">}</text:p>
      <text:p text:style-name="P1"/>
      <text:p text:style-name="P1">// Function to calculate the total fare according to distance travelled</text:p>
      <text:p text:style-name="P1">int Flight::calculateFare(double dist)</text:p>
      <text:p text:style-name="P1">{</text:p>
      <text:p text:style-name="P1"><text:s text:c="4"/>if (dist &lt;= 1000)</text:p>
      <text:p text:style-name="P1"><text:s text:c="8"/>return 5000;</text:p>
      <text:p text:style-name="P1"><text:s text:c="4"/>else if (dist &gt; 1000 &amp;&amp; dist &lt;= 1500)</text:p>
      <text:p text:style-name="P1"><text:s text:c="8"/>return 11000;</text:p>
      <text:p text:style-name="P1"><text:s text:c="4"/>else if (dist &gt; 1500 &amp;&amp; dist &lt;= 2000)</text:p>
      <text:p text:style-name="P1"><text:s text:c="8"/>return 22000;</text:p>
      <text:p text:style-name="P1"><text:s text:c="4"/>else</text:p>
      <text:p text:style-name="P1"><text:s text:c="8"/>return 30000;</text:p>
      <text:p text:style-name="P1">}</text:p>
      <text:p text:style-name="P1"/>
      <text:p text:style-name="P1">// Function to calculate the required fuel <text:s/>accoring to distance</text:p>
      <text:p text:style-name="P1">int Flight::calculateFuel(double dist)</text:p>
      <text:p text:style-name="P1">{</text:p>
      <text:p text:style-name="P1"><text:s text:c="4"/>if (dist &lt;= 1000)</text:p>
      <text:p text:style-name="P1"><text:s text:c="8"/>return 4000;</text:p>
      <text:p text:style-name="P1"><text:s text:c="4"/>else if (dist &gt; 1000 &amp;&amp; dist &lt;= 1500)</text:p>
      <text:p text:style-name="P1"><text:s text:c="8"/>return 6000;</text:p>
      <text:p text:style-name="P1"><text:s text:c="4"/>else if (dist &gt; 1500 &amp;&amp; dist &lt;= 2000)</text:p>
      <text:p text:style-name="P1"><text:s text:c="8"/>return 7500;</text:p>
      <text:p text:style-name="P1"><text:s text:c="4"/>else</text:p>
      <text:p text:style-name="P1"><text:s text:c="8"/>return 10000;</text:p>
      <text:p text:style-name="P1">}</text:p>
      <text:p text:style-name="P1"/>
      <text:p text:style-name="P1"><text:soft-page-break/>// Function which asks user for <text:s/>all the details</text:p>
      <text:p text:style-name="P1">void Flight::feedInfo()</text:p>
      <text:p text:style-name="P1">{</text:p>
      <text:p text:style-name="P1"><text:s text:c="4"/>std::cout &lt;&lt; "Hello user !!" &lt;&lt; std::endl;</text:p>
      <text:p text:style-name="P1"><text:s text:c="4"/>// std::string flight_n;</text:p>
      <text:p text:style-name="P1"><text:s text:c="4"/>std::cout &lt;&lt; "Enter your flight number -&gt;" &lt;&lt; std::endl;</text:p>
      <text:p text:style-name="P1"><text:s text:c="4"/>std::cin &gt;&gt; flightNumber;</text:p>
      <text:p text:style-name="P1"><text:s text:c="4"/>// setFlightNumber(flight_n);</text:p>
      <text:p text:style-name="P1"/>
      <text:p text:style-name="P1"><text:s text:c="4"/>// std::string flight_t;</text:p>
      <text:p text:style-name="P1"><text:s text:c="4"/>std::cout &lt;&lt; "Enter your flight type -&gt;" &lt;&lt; std::endl;</text:p>
      <text:p text:style-name="P1"><text:s text:c="4"/>std::cin &gt;&gt; flightType;</text:p>
      <text:p text:style-name="P1"><text:s text:c="4"/>// setFlightType(flight_t);</text:p>
      <text:p text:style-name="P1"/>
      <text:p text:style-name="P1"><text:s text:c="4"/>// double dist;</text:p>
      <text:p text:style-name="P1"><text:s text:c="4"/>std::cout &lt;&lt; "Enter total <text:s/>distance you have to <text:s/>travel -&gt;" &lt;&lt; std::endl;</text:p>
      <text:p text:style-name="P1"><text:s text:c="4"/>std::cin &gt;&gt; distance;</text:p>
      <text:p text:style-name="P1"><text:s text:c="4"/>// setDistance(dist);</text:p>
      <text:p text:style-name="P1"/>
      <text:p text:style-name="P1"><text:s text:c="4"/>this-&gt;fare = calculateFare(distance);</text:p>
      <text:p text:style-name="P1"><text:s text:c="4"/>this-&gt;fuelQuantity = calculateFuel(distance);</text:p>
      <text:p text:style-name="P1">}</text:p>
      <text:p text:style-name="P1"/>
      <text:p text:style-name="P1">// Function which displays user <text:s/>all the details</text:p>
      <text:p text:style-name="P1">void Flight::showInfo()</text:p>
      <text:p text:style-name="P1">{</text:p>
      <text:p text:style-name="P1"><text:s text:c="4"/>std::cout &lt;&lt; "Hello user !! Here are your filled details -&gt; " &lt;&lt; std::endl;</text:p>
      <text:p text:style-name="P1"><text:s text:c="4"/>std::cout &lt;&lt; "Your flight Number is -&gt; " &lt;&lt; this-&gt;flightNumber &lt;&lt; std::endl;</text:p>
      <text:p text:style-name="P1"><text:s text:c="4"/>std::cout &lt;&lt; "Your flight Type is -&gt; " &lt;&lt; this-&gt;flightType &lt;&lt; std::endl;</text:p>
      <text:p text:style-name="P1"><text:s text:c="4"/>std::cout &lt;&lt; "your Travelling Distance is -&gt;" &lt;&lt; this-&gt;distance &lt;&lt; std::endl;</text:p>
      <text:p text:style-name="P1"><text:s text:c="4"/>std::cout &lt;&lt; "Fuel Quantity Required for Travelling is -&gt; " &lt;&lt; this-&gt;fuelQuantity &lt;&lt; std::endl;</text:p>
      <text:p text:style-name="P1"><text:s text:c="4"/>std::cout &lt;&lt; "Your Total Fare for this Flight is -&gt; " &lt;&lt; this-&gt;fare &lt;&lt; std::endl;</text:p>
      <text:p text:style-name="P1"/>
      <text:p text:style-name="P1"><text:s text:c="4"/>std::cout &lt;&lt; std::endl;</text:p>
      <text:p text:style-name="P1">}</text:p>
      <text:p text:style-name="P1">----------------------------------------------------------------------------------------------------------</text:p>
      <text:p text:style-name="P1">file : main.cpp</text:p>
      <text:p text:style-name="P1">#include &lt;iostream&gt;</text:p>
      <text:p text:style-name="P1">#include "Flight.h"</text:p>
      <text:p text:style-name="P1"/>
      <text:p text:style-name="P1">// function to check if flight is available</text:p>
      <text:p text:style-name="P1">bool isFlightAvail(std::string chk, Flight f[])</text:p>
      <text:p text:style-name="P1">{</text:p>
      <text:p text:style-name="P1"><text:s text:c="4"/>for (int i = 0; i &lt; 3; i++)</text:p>
      <text:p text:style-name="P1"><text:s text:c="4"/>{</text:p>
      <text:p text:style-name="P1"><text:s text:c="8"/>if (chk == f[i].getFlightNumber())</text:p>
      <text:p text:style-name="P1"><text:s text:c="12"/>return true;</text:p>
      <text:p text:style-name="P1"><text:s text:c="4"/>}</text:p>
      <text:p text:style-name="P1"><text:s text:c="4"/>return false;</text:p>
      <text:p text:style-name="P1">}</text:p>
      <text:p text:style-name="P1"/>
      <text:p text:style-name="P1">// function to calculate maximum fare among all the flight rates</text:p>
      <text:p text:style-name="P1"><text:soft-page-break/>void calcMaxFareDetails(Flight f[])</text:p>
      <text:p text:style-name="P1">{</text:p>
      <text:p text:style-name="P1"><text:s text:c="4"/>double maxi = -1;</text:p>
      <text:p text:style-name="P1"><text:s text:c="4"/>Flight temp;</text:p>
      <text:p text:style-name="P1"><text:s text:c="4"/>for (int i = 0; i &lt; 3; i++)</text:p>
      <text:p text:style-name="P1"><text:s text:c="4"/>{</text:p>
      <text:p text:style-name="P1"><text:s text:c="8"/>if (f[i].getFare() &gt; maxi)</text:p>
      <text:p text:style-name="P1"><text:s text:c="8"/>{</text:p>
      <text:p text:style-name="P1"><text:s text:c="12"/>maxi = f[i].getFare();</text:p>
      <text:p text:style-name="P1"><text:s text:c="12"/>temp = f[i];</text:p>
      <text:p text:style-name="P1"><text:s text:c="8"/>}</text:p>
      <text:p text:style-name="P1"><text:s text:c="4"/>}</text:p>
      <text:p text:style-name="P1"><text:s text:c="4"/>std::cout &lt;&lt; "Flight Details with maximum fare is " &lt;&lt; std::endl;</text:p>
      <text:p text:style-name="P1"><text:s text:c="4"/>std::cout &lt;&lt; "Flight Number -&gt;" &lt;&lt; temp.getFlightNumber() &lt;&lt; std::endl;</text:p>
      <text:p text:style-name="P1"><text:s text:c="4"/>std::cout &lt;&lt; "Flight Type -&gt;" &lt;&lt; temp.getFlightType() &lt;&lt; std::endl;</text:p>
      <text:p text:style-name="P1"><text:s text:c="4"/>std::cout &lt;&lt; "Flight fare -&gt;" &lt;&lt; temp.getFare() &lt;&lt; std::endl;</text:p>
      <text:p text:style-name="P1">}</text:p>
      <text:p text:style-name="P1"/>
      <text:p text:style-name="P1">int main()</text:p>
      <text:p text:style-name="P1">{</text:p>
      <text:p text:style-name="P1"/>
      <text:p text:style-name="P1"><text:s text:c="4"/>// creating 3 objects</text:p>
      <text:p text:style-name="P1"><text:s text:c="4"/>Flight f[3];</text:p>
      <text:p text:style-name="P1"/>
      <text:p text:style-name="P1"><text:s text:c="4"/>// asking all the users for their details</text:p>
      <text:p text:style-name="P1"><text:s text:c="4"/>for (int i = 0; i &lt; 3; i++)</text:p>
      <text:p text:style-name="P1"><text:s text:c="4"/>{</text:p>
      <text:p text:style-name="P1"><text:s text:c="8"/>std::cout &lt;&lt; "Fill the required details user " &lt;&lt; i + 1 &lt;&lt; std::endl;</text:p>
      <text:p text:style-name="P1"><text:s text:c="8"/>f[i].feedInfo();</text:p>
      <text:p text:style-name="P1"><text:s text:c="4"/>}</text:p>
      <text:p text:style-name="P1"/>
      <text:p text:style-name="P1"><text:s text:c="4"/>// displaying all the filled details by the user</text:p>
      <text:p text:style-name="P1"><text:s text:c="4"/>for (int i = 0; i &lt; 3; i++)</text:p>
      <text:p text:style-name="P1"><text:s text:c="4"/>{</text:p>
      <text:p text:style-name="P1"><text:s text:c="8"/>std::cout &lt;&lt; "Details filled by user " &lt;&lt; i + 1 &lt;&lt; std::endl;</text:p>
      <text:p text:style-name="P1"><text:s text:c="8"/>f[i].showInfo();</text:p>
      <text:p text:style-name="P1"><text:s text:c="4"/>}</text:p>
      <text:p text:style-name="P1"/>
      <text:p text:style-name="P1"><text:s text:c="4"/>std::string flight_num;</text:p>
      <text:p text:style-name="P1"><text:s text:c="4"/>std::cout &lt;&lt; "Please Enter a flight number you are looking for -&gt; " &lt;&lt; std::endl;</text:p>
      <text:p text:style-name="P1"><text:s text:c="4"/>std::cin &gt;&gt; flight_num;</text:p>
      <text:p text:style-name="P1"><text:s text:c="4"/>bool isAvail = isFlightAvail(flight_num, f);</text:p>
      <text:p text:style-name="P1"><text:s text:c="4"/>if (isAvail)</text:p>
      <text:p text:style-name="P1"><text:s text:c="4"/>{</text:p>
      <text:p text:style-name="P1"><text:s text:c="8"/>std::cout &lt;&lt; "Congratulations ! Flight is available " &lt;&lt; std::endl;</text:p>
      <text:p text:style-name="P1"><text:s text:c="4"/>}</text:p>
      <text:p text:style-name="P1"><text:s text:c="4"/>else</text:p>
      <text:p text:style-name="P1"><text:s text:c="4"/>{</text:p>
      <text:p text:style-name="P1"><text:s text:c="8"/>std::cout &lt;&lt; "Sorry ! Flight is NOT available " &lt;&lt; std::endl;</text:p>
      <text:p text:style-name="P1"><text:s text:c="4"/>}</text:p>
      <text:p text:style-name="P1"/>
      <text:p text:style-name="P1"><text:s text:c="4"/>// function which prints the details of the flight with maximum fare</text:p>
      <text:p text:style-name="P1"><text:soft-page-break/><text:s text:c="4"/>calcMaxFareDetails(f);</text:p>
      <text:p text:style-name="P1">}</text:p>
      <text:p text:style-name="P1">_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4T10:02:53.109649439</meta:creation-date>
    <dc:date>2024-02-24T10:06:30.487287052</dc:date>
    <meta:editing-duration>PT3M37S</meta:editing-duration>
    <meta:editing-cycles>1</meta:editing-cycles>
    <meta:document-statistic meta:table-count="0" meta:image-count="0" meta:object-count="0" meta:page-count="5" meta:paragraph-count="177" meta:word-count="777" meta:character-count="6006" meta:non-whitespace-character-count="4803"/>
    <meta:generator>LibreOffice/6.4.7.2$Linux_X86_64 LibreOffice_project/40$Build-2</meta:generator>
  </office:meta>
</office:document-meta>
</file>